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'Segoe UI', Helvetica, Arial, sans-serif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5354in" table:align="left" style:writing-mode="lr-tb"/>
    </style:style>
    <style:style style:name="Table1.A" style:family="table-column">
      <style:table-column-properties style:column-width="1.525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InfoBlue">
      <style:text-properties fo:font-style="normal" style:font-style-asian="normal" style:font-style-complex="italic"/>
    </style:style>
    <style:style style:name="P2" style:family="paragraph" style:parent-style-name="Standard">
      <style:text-properties fo:font-size="14pt" style:font-size-asian="14pt"/>
    </style:style>
    <style:style style:name="P3" style:family="paragraph" style:parent-style-name="Standard">
      <style:text-properties style:font-name="Calibri" fo:font-size="11pt" fo:language="none" fo:country="none" fo:font-style="italic" style:font-size-asian="11pt" style:language-asian="none" style:country-asian="none" style:font-style-asian="italic" style:font-name-complex="Calibri" style:font-size-complex="11pt" style:font-style-complex="italic"/>
    </style:style>
    <style:style style:name="P4" style:family="paragraph" style:parent-style-name="Standard">
      <style:text-properties officeooo:paragraph-rsid="00097bba"/>
    </style:style>
    <style:style style:name="P5" style:family="paragraph" style:parent-style-name="Standard">
      <style:text-properties officeooo:paragraph-rsid="000b1bcc"/>
    </style:style>
    <style:style style:name="P6" style:family="paragraph" style:parent-style-name="Standard">
      <style:text-properties officeooo:rsid="000b1bcc" officeooo:paragraph-rsid="000b1bcc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8" style:family="paragraph" style:parent-style-name="Heading_20_2">
      <style:text-properties officeooo:paragraph-rsid="000b1bcc"/>
    </style:style>
    <style:style style:name="P9" style:family="paragraph" style:parent-style-name="Heading_20_2">
      <style:text-properties officeooo:rsid="000b1bcc" officeooo:paragraph-rsid="000b1bcc"/>
    </style:style>
    <style:style style:name="P10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>
        <style:tab-stops>
          <style:tab-stop style:position="6.4972in" style:type="right"/>
        </style:tab-stops>
      </style:paragraph-properties>
      <style:text-properties fo:font-size="18pt" fo:font-weight="bold" style:font-size-asian="18pt" style:font-weight-asian="bold" style:font-weight-complex="bold"/>
    </style:style>
    <style:style style:name="P13" style:family="paragraph" style:parent-style-name="Main_20_Title">
      <style:paragraph-properties fo:break-before="page"/>
    </style:style>
    <style:style style:name="P14" style:family="paragraph" style:parent-style-name="Main_20_Title" style:master-page-name="Standard">
      <style:paragraph-properties fo:text-align="end" style:justify-single-word="false" style:page-number="auto"/>
    </style:style>
    <style:style style:name="P15" style:family="paragraph" style:parent-style-name="Tabletext">
      <style:paragraph-properties fo:text-align="center" style:justify-single-word="false"/>
    </style:style>
    <style:style style:name="P16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Tabletext">
      <style:paragraph-properties style:snap-to-layout-grid="false"/>
    </style:style>
    <style:style style:name="P18" style:family="paragraph" style:parent-style-name="Tabletext">
      <style:paragraph-properties fo:margin-left="0in" fo:margin-right="0in" fo:text-indent="0.0209in" style:auto-text-indent="false"/>
      <style:text-properties officeooo:rsid="00097bba" officeooo:paragraph-rsid="00097bba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text-properties fo:font-size="14pt" style:font-size-asian="14pt"/>
    </style:style>
    <style:style style:name="P21" style:family="paragraph" style:parent-style-name="Heading">
      <style:paragraph-properties fo:text-align="end" style:justify-single-word="false"/>
      <style:text-properties officeooo:rsid="00097bba" officeooo:paragraph-rsid="00097bba"/>
    </style:style>
    <style:style style:name="P22" style:family="paragraph" style:parent-style-name="Heading" style:master-page-name="Convert_20_1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tyle="normal" style:font-style-asian="normal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1bc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97bba"/>
    </style:style>
    <style:style style:name="T8" style:family="text">
      <style:text-properties style:font-name="Arial" fo:font-size="10pt" fo:font-weight="bold" officeooo:rsid="00097bba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weight="normal" officeooo:rsid="00097bba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normal" officeooo:rsid="000b1bcc" style:font-size-asian="10pt" style:font-weight-asian="normal" style:font-size-complex="10pt" style:font-weight-complex="normal"/>
    </style:style>
    <style:style style:name="T11" style:family="text">
      <style:text-properties officeooo:rsid="000b1bcc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Przedstawienie problemu dla systemu</text:p>
      <text:p text:style-name="P12"/>
      <text:p text:style-name="P21">BUSIARZ</text:p>
      <text:p text:style-name="P19"/>
      <text:p text:style-name="P19"><text:span text:style-name="T2">Wersja </text:span><text:user-defined style:data-style-name="N0" text:name="Wersja">1.0</text:user-defined><text:line-break/></text:p>
      <text:p text:style-name="P20"/>
      <text:p text:style-name="P2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InfoBlue"><text:s text:c="4"/></text:p>
      <text:p text:style-name="P22"/>
      <text:p text:style-name="Main_20_Title">Historia projek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Wersja</text:p>
          </table:table-cell>
          <table:table-cell table:style-name="Table1.A1" office:value-type="string">
            <text:p text:style-name="P16">Uwagi</text:p>
          </table:table-cell>
          <table:table-cell table:style-name="Table1.D1" office:value-type="string">
            <text:p text:style-name="P16">Autorzy</text:p>
          </table:table-cell>
        </table:table-row>
        <table:table-row table:style-name="Table1.1">
          <table:table-cell table:style-name="Table1.A1" office:value-type="string">
            <text:p text:style-name="Tabletext"><text:date style:data-style-name="N76" text:date-value="2019-03-01T22:41:18.938019275">1 marca 2019</text:date></text:p>
          </table:table-cell>
          <table:table-cell table:style-name="Table1.A1" office:value-type="string">
            <text:p text:style-name="P15">&lt;1.0&gt;</text:p>
          </table:table-cell>
          <table:table-cell table:style-name="Table1.A1" office:value-type="string">
            <text:p text:style-name="Tabletext"><text:user-defined style:data-style-name="N0" text:name="Uwaga">Pierwsza wersja dokument</text:user-defined></text:p>
          </table:table-cell>
          <table:table-cell table:style-name="Table1.D1" office:value-type="string">
            <text:p text:style-name="P18">Bartosz Solka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D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D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D1" office:value-type="string">
            <text:p text:style-name="P17"/>
          </table:table-cell>
        </table:table-row>
      </table:table>
      <text:p text:style-name="Standard"/>
      <text:p text:style-name="Standard"/>
      <text:p text:style-name="P13"/>
      <text:p text:style-name="Main_20_Title">Spis treści</text:p>
      <text:p text:style-name="Main_20_Title"/>
      <text:p text:style-name="Standard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191392170" text:style-name="Index_20_Link" text:visited-style-name="Index_20_Link">1. <text:s/>Cel działalności firmy<text:tab/></text:a><text:a xlink:type="simple" xlink:href="#__RefHeading___Toc191392170" text:style-name="Index_20_Link" text:visited-style-name="Index_20_Link"><text:span text:style-name="Index_20_Link">5</text:span></text:a></text:p>
          <text:p text:style-name="P10"><text:a xlink:type="simple" xlink:href="#__RefHeading___Toc191392171" text:style-name="Index_20_Link" text:visited-style-name="Index_20_Link">2. <text:s/>Opis firmy<text:tab/></text:a><text:a xlink:type="simple" xlink:href="#__RefHeading___Toc191392171" text:style-name="Index_20_Link" text:visited-style-name="Index_20_Link"><text:span text:style-name="Index_20_Link">5</text:span></text:a></text:p>
          <text:p text:style-name="P10"><text:a xlink:type="simple" xlink:href="#__RefHeading___Toc191392172" text:style-name="Index_20_Link" text:visited-style-name="Index_20_Link">3. <text:s/>Aktorzy<text:tab/></text:a><text:a xlink:type="simple" xlink:href="#__RefHeading___Toc191392172" text:style-name="Index_20_Link" text:visited-style-name="Index_20_Link"><text:span text:style-name="Index_20_Link">5</text:span></text:a></text:p>
          <text:p text:style-name="P11"><text:a xlink:type="simple" xlink:href="#__RefHeading___Toc191392173" text:style-name="Index_20_Link" text:visited-style-name="Index_20_Link">Administrator<text:tab/></text:a><text:a xlink:type="simple" xlink:href="#__RefHeading___Toc191392173" text:style-name="Index_20_Link" text:visited-style-name="Index_20_Link"><text:span text:style-name="Index_20_Link">5</text:span></text:a></text:p>
          <text:p text:style-name="P11"><text:a xlink:type="simple" xlink:href="#__RefHeading___Toc1441_2346373975" text:style-name="Index_20_Link" text:visited-style-name="Index_20_Link">Kierowca<text:tab/></text:a><text:a xlink:type="simple" xlink:href="#__RefHeading___Toc1441_2346373975" text:style-name="Index_20_Link" text:visited-style-name="Index_20_Link"><text:span text:style-name="Index_20_Link">5</text:span></text:a></text:p>
          <text:p text:style-name="P11"><text:a xlink:type="simple" xlink:href="#__RefHeading___Toc1563_2346373975" text:style-name="Index_20_Link" text:visited-style-name="Index_20_Link">Mechanik<text:tab/></text:a><text:a xlink:type="simple" xlink:href="#__RefHeading___Toc1563_2346373975" text:style-name="Index_20_Link" text:visited-style-name="Index_20_Link"><text:span text:style-name="Index_20_Link">5</text:span></text:a></text:p>
          <text:p text:style-name="P11"><text:a xlink:type="simple" xlink:href="#__RefHeading___Toc1565_2346373975" text:style-name="Index_20_Link" text:visited-style-name="Index_20_Link">Klient<text:tab/></text:a><text:a xlink:type="simple" xlink:href="#__RefHeading___Toc1565_2346373975" text:style-name="Index_20_Link" text:visited-style-name="Index_20_Link"><text:span text:style-name="Index_20_Link">5</text:span></text:a></text:p>
          <text:p text:style-name="P10"><text:a xlink:type="simple" xlink:href="#__RefHeading___Toc191392174" text:style-name="Index_20_Link" text:visited-style-name="Index_20_Link">4. <text:s/>Procesy<text:tab/></text:a><text:a xlink:type="simple" xlink:href="#__RefHeading___Toc191392174" text:style-name="Index_20_Link" text:visited-style-name="Index_20_Link"><text:span text:style-name="Index_20_Link">5</text:span></text:a></text:p>
          <text:p text:style-name="P11"><text:a xlink:type="simple" xlink:href="#__RefHeading___Toc1567_2346373975" text:style-name="Index_20_Link" text:visited-style-name="Index_20_Link">Zakup biletu<text:tab/></text:a><text:a xlink:type="simple" xlink:href="#__RefHeading___Toc1567_2346373975" text:style-name="Index_20_Link" text:visited-style-name="Index_20_Link"><text:span text:style-name="Index_20_Link">5</text:span></text:a></text:p>
          <text:p text:style-name="P11"><text:a xlink:type="simple" xlink:href="#__RefHeading___Toc1569_2346373975" text:style-name="Index_20_Link" text:visited-style-name="Index_20_Link">Zgłoszenie usterki<text:tab/></text:a><text:a xlink:type="simple" xlink:href="#__RefHeading___Toc1569_2346373975" text:style-name="Index_20_Link" text:visited-style-name="Index_20_Link"><text:span text:style-name="Index_20_Link">5</text:span></text:a></text:p>
          <text:p text:style-name="P11"><text:a xlink:type="simple" xlink:href="#__RefHeading___Toc1571_2346373975" text:style-name="Index_20_Link" text:visited-style-name="Index_20_Link">Wyznaczenie trasy<text:tab/></text:a><text:a xlink:type="simple" xlink:href="#__RefHeading___Toc1571_2346373975" text:style-name="Index_20_Link" text:visited-style-name="Index_20_Link"><text:span text:style-name="Index_20_Link">5</text:span></text:a></text:p>
          <text:p text:style-name="P11"><text:a xlink:type="simple" xlink:href="#__RefHeading___Toc1573_2346373975" text:style-name="Index_20_Link" text:visited-style-name="Index_20_Link">Dodanie przystanku<text:tab/></text:a><text:a xlink:type="simple" xlink:href="#__RefHeading___Toc1573_2346373975" text:style-name="Index_20_Link" text:visited-style-name="Index_20_Link"><text:span text:style-name="Index_20_Link">6</text:span></text:a></text:p>
          <text:p text:style-name="P11"><text:a xlink:type="simple" xlink:href="#__RefHeading___Toc1575_2346373975" text:style-name="Index_20_Link" text:visited-style-name="Index_20_Link">Zmiana statusu naprawy<text:tab/></text:a><text:a xlink:type="simple" xlink:href="#__RefHeading___Toc1575_2346373975" text:style-name="Index_20_Link" text:visited-style-name="Index_20_Link"><text:span text:style-name="Index_20_Link">6</text:span></text:a></text:p>
          <text:p text:style-name="P11"><text:a xlink:type="simple" xlink:href="#__RefHeading___Toc1577_2346373975" text:style-name="Index_20_Link" text:visited-style-name="Index_20_Link">Sprawdzenie statusu naprawy<text:tab/></text:a><text:a xlink:type="simple" xlink:href="#__RefHeading___Toc1577_2346373975" text:style-name="Index_20_Link" text:visited-style-name="Index_20_Link"><text:span text:style-name="Index_20_Link">6</text:span></text:a></text:p>
          <text:p text:style-name="P11"><text:a xlink:type="simple" xlink:href="#__RefHeading___Toc1579_2346373975" text:style-name="Index_20_Link" text:visited-style-name="Index_20_Link">Sprawdzenie rozkładu jazdy<text:tab/></text:a><text:a xlink:type="simple" xlink:href="#__RefHeading___Toc1579_2346373975" text:style-name="Index_20_Link" text:visited-style-name="Index_20_Link"><text:span text:style-name="Index_20_Link">6</text:span></text:a></text:p>
          <text:p text:style-name="P11"><text:a xlink:type="simple" xlink:href="#__RefHeading___Toc1581_2346373975" text:style-name="Index_20_Link" text:visited-style-name="Index_20_Link">Dodanie pracownika<text:tab/></text:a><text:a xlink:type="simple" xlink:href="#__RefHeading___Toc1581_2346373975" text:style-name="Index_20_Link" text:visited-style-name="Index_20_Link"><text:span text:style-name="Index_20_Link">6</text:span></text:a></text:p>
          <text:p text:style-name="P11"><text:a xlink:type="simple" xlink:href="#__RefHeading___Toc1700_2346373975" text:style-name="Index_20_Link" text:visited-style-name="Index_20_Link">Edycja pracownika<text:tab/></text:a><text:a xlink:type="simple" xlink:href="#__RefHeading___Toc1700_2346373975" text:style-name="Index_20_Link" text:visited-style-name="Index_20_Link"><text:span text:style-name="Index_20_Link">6</text:span></text:a></text:p>
          <text:p text:style-name="P11"><text:a xlink:type="simple" xlink:href="#__RefHeading___Toc1583_2346373975" text:style-name="Index_20_Link" text:visited-style-name="Index_20_Link">Rejestracja użytkownika<text:tab/></text:a><text:a xlink:type="simple" xlink:href="#__RefHeading___Toc1583_2346373975" text:style-name="Index_20_Link" text:visited-style-name="Index_20_Link"><text:span text:style-name="Index_20_Link">6</text:span></text:a></text:p>
          <text:p text:style-name="P11"><text:a xlink:type="simple" xlink:href="#__RefHeading___Toc1702_2346373975" text:style-name="Index_20_Link" text:visited-style-name="Index_20_Link">Zablokowanie użytkownika<text:tab/></text:a><text:a xlink:type="simple" xlink:href="#__RefHeading___Toc1702_2346373975" text:style-name="Index_20_Link" text:visited-style-name="Index_20_Link"><text:span text:style-name="Index_20_Link">6</text:span></text:a></text:p>
          <text:p text:style-name="P11"><text:soft-page-break/><text:a xlink:type="simple" xlink:href="#__RefHeading___Toc1585_2346373975" text:style-name="Index_20_Link" text:visited-style-name="Index_20_Link">Reklamacje<text:tab/></text:a><text:a xlink:type="simple" xlink:href="#__RefHeading___Toc1585_2346373975" text:style-name="Index_20_Link" text:visited-style-name="Index_20_Link"><text:span text:style-name="Index_20_Link">6</text:span></text:a></text:p>
          <text:p text:style-name="P11"><text:a xlink:type="simple" xlink:href="#__RefHeading___Toc1587_2346373975" text:style-name="Index_20_Link" text:visited-style-name="Index_20_Link">Dodanie pojazdu<text:tab/></text:a><text:a xlink:type="simple" xlink:href="#__RefHeading___Toc1587_2346373975" text:style-name="Index_20_Link" text:visited-style-name="Index_20_Link"><text:span text:style-name="Index_20_Link">6</text:span></text:a></text:p>
          <text:p text:style-name="P11"><text:a xlink:type="simple" xlink:href="#__RefHeading___Toc1698_2346373975" text:style-name="Index_20_Link" text:visited-style-name="Index_20_Link">Przypisanie pojazdu do trasy<text:tab/></text:a><text:a xlink:type="simple" xlink:href="#__RefHeading___Toc1698_2346373975" text:style-name="Index_20_Link" text:visited-style-name="Index_20_Link"><text:span text:style-name="Index_20_Link">6</text:span></text:a></text:p>
          <text:p text:style-name="P11"><text:a xlink:type="simple" xlink:href="#__RefHeading___Toc1704_2346373975" text:style-name="Index_20_Link" text:visited-style-name="Index_20_Link">Wysłanie informacji mailowo<text:tab/></text:a><text:a xlink:type="simple" xlink:href="#__RefHeading___Toc1704_2346373975" text:style-name="Index_20_Link" text:visited-style-name="Index_20_Link"><text:span text:style-name="Index_20_Link">6</text:span></text:a></text:p>
          <text:p text:style-name="P11"><text:a xlink:type="simple" xlink:href="#__RefHeading___Toc1706_2346373975" text:style-name="Index_20_Link" text:visited-style-name="Index_20_Link">Rozpatrzenie reklamacji<text:tab/></text:a><text:a xlink:type="simple" xlink:href="#__RefHeading___Toc1706_2346373975" text:style-name="Index_20_Link" text:visited-style-name="Index_20_Link"><text:span text:style-name="Index_20_Link">6</text:span></text:a></text:p>
          <text:p text:style-name="P10"><text:a xlink:type="simple" xlink:href="#__RefHeading___Toc191392176" text:style-name="Index_20_Link" text:visited-style-name="Index_20_Link">5. <text:s/>Ograniczenia<text:tab/></text:a><text:a xlink:type="simple" xlink:href="#__RefHeading___Toc191392176" text:style-name="Index_20_Link" text:visited-style-name="Index_20_Link"><text:span text:style-name="Index_20_Link">6</text:span></text:a></text:p>
        </text:index-body>
      </text:table-of-content>
      <text:p text:style-name="P3"/>
      <text:p text:style-name="Standard"/>
      <text:p text:style-name="P7"/>
      <text:h text:style-name="Heading_20_1" text:outline-level="1"><text:bookmark-start text:name="__RefHeading___Toc191392170"/>Cel działalności firmy<text:bookmark-end text:name="__RefHeading___Toc191392170"/></text:h>
      <text:p text:style-name="P4"><text:span text:style-name="T7">Firma zajmuje się przewozem osób za pomocą floty pojazdów.</text:span></text:p>
      <text:p text:style-name="Standard"/>
      <text:h text:style-name="Heading_20_1" text:outline-level="1"><text:bookmark-start text:name="__RefHeading___Toc191392171"/>Opis firmy<text:bookmark-end text:name="__RefHeading___Toc191392171"/></text:h>
      <text:p text:style-name="P4"><text:span text:style-name="T7">Firma średniej wielkości, posiadająca własną flotę pojazdów, zatrudniająca własnych mechaników oraz kierowców. Posiada niewielką grupę stałych klientów, lecz nie ma o nich żadnych danych. Chciałaby zdobyć nowych klientów, zachęcając obecnych, do zapraszania swoich znajomych w zamian za zniżki na przejazdy. Z racji planowanej ekspansji potrzebuje systemu, który usprawni zarządzanie.</text:span></text:p>
      <text:p text:style-name="Standard"/>
      <text:h text:style-name="Heading_20_1" text:outline-level="1"><text:bookmark-start text:name="__RefHeading___Toc191392172"/>Aktorzy<text:bookmark-end text:name="__RefHeading___Toc191392172"/></text:h>
      <text:p text:style-name="Standard"/>
      <text:h text:style-name="P8" text:outline-level="2" text:is-list-header="true"><text:bookmark-start text:name="__RefHeading___Toc191392173"/>Administrator <text:bookmark-end text:name="__RefHeading___Toc191392173"/></text:h>
      <text:p text:style-name="P5"><text:tab/><text:span text:style-name="T11">O</text:span>soba tworząca konta kierowców i mechaników, zarządzająca użytkownikami, rozpatrująca reklamacje oraz odpowiedzialna za komunikację z klientem. Może również definiować pojazdy, przystanki i trasy.</text:p>
      <text:h text:style-name="P8" text:outline-level="2" text:is-list-header="true"><text:bookmark-start text:name="__RefHeading___Toc1441_2346373975"/>Kierowca <text:bookmark-end text:name="__RefHeading___Toc1441_2346373975"/></text:h>
      <text:p text:style-name="Standard"><text:span text:style-name="T4"><text:tab/></text:span><text:span text:style-name="T5">R</text:span><text:span text:style-name="T4">ealizuje przejazdy, używa systemu do szybkiego naprawiania usterek pojazdu.</text:span></text:p>
      <text:h text:style-name="P8" text:outline-level="2" text:is-list-header="true"><text:bookmark-start text:name="__RefHeading___Toc1563_2346373975"/>Mechanik <text:bookmark-end text:name="__RefHeading___Toc1563_2346373975"/></text:h>
      <text:p text:style-name="Standard"><text:span text:style-name="T4"><text:tab/></text:span><text:span text:style-name="T5">N</text:span><text:span text:style-name="T4">aprawia pojazdy, zmienia statusy prac naprawczych.</text:span></text:p>
      <text:h text:style-name="P8" text:outline-level="2" text:is-list-header="true"><text:bookmark-start text:name="__RefHeading___Toc1565_2346373975"/><text:span text:style-name="T8">Klient</text:span><text:bookmark-end text:name="__RefHeading___Toc1565_2346373975"/></text:h>
      <text:p text:style-name="Standard"><text:span text:style-name="T8"><text:tab/></text:span><text:span text:style-name="T10">K</text:span><text:span text:style-name="T9">lient firmy przewozowej, kupuje bilety, sprawdza rozkład jazdy. Może również zapraszać znajomych i składać reklamacje.</text:span></text:p>
      <text:p text:style-name="Standard"/>
      <text:h text:style-name="Heading_20_1" text:outline-level="1"><text:bookmark-start text:name="__RefHeading___Toc191392174"/>Procesy<text:bookmark-end text:name="__RefHeading___Toc191392174"/></text:h>
      <text:h text:style-name="Heading_20_2" text:outline-level="2" text:is-list-header="true"><text:bookmark-start text:name="__RefHeading___Toc1567_2346373975"/><text:span text:style-name="T7">Z</text:span>akup biletu<text:bookmark-end text:name="__RefHeading___Toc1567_2346373975"/></text:h>
      <text:p text:style-name="Standard"><text:tab/><text:span text:style-name="T11">System umożliwi użytkownikowi zakup biletu</text:span></text:p>
      <text:h text:style-name="Heading_20_2" text:outline-level="2" text:is-list-header="true"><text:bookmark-start text:name="__RefHeading___Toc1569_2346373975"/><text:span text:style-name="T7">Z</text:span>głoszenie usterki<text:bookmark-end text:name="__RefHeading___Toc1569_2346373975"/></text:h>
      <text:p text:style-name="Standard"><text:tab/><text:span text:style-name="T11">Kierowca będzie mógł zgłosić usterkę, którą przyjmie mechanik</text:span></text:p>
      <text:h text:style-name="Heading_20_2" text:outline-level="2" text:is-list-header="true"><text:bookmark-start text:name="__RefHeading___Toc1571_2346373975"/><text:span text:style-name="T7">W</text:span>yznaczenie trasy<text:bookmark-end text:name="__RefHeading___Toc1571_2346373975"/></text:h>
      <text:p text:style-name="Standard"><text:tab/><text:span text:style-name="T11">Administrator wyznaczy trasę, składającą się z przystanków, dla wybranego pojazdu</text:span></text:p>
      <text:h text:style-name="Heading_20_2" text:outline-level="2" text:is-list-header="true"><text:bookmark-start text:name="__RefHeading___Toc1573_2346373975"/><text:soft-page-break/><text:span text:style-name="T7">D</text:span>odanie przystanku<text:bookmark-end text:name="__RefHeading___Toc1573_2346373975"/></text:h>
      <text:p text:style-name="Standard"><text:tab/><text:span text:style-name="T11">Administrator doda przystanek, podając jego nazwę</text:span></text:p>
      <text:h text:style-name="Heading_20_2" text:outline-level="2" text:is-list-header="true"><text:bookmark-start text:name="__RefHeading___Toc1575_2346373975"/><text:span text:style-name="T7">Z</text:span>miana statusu naprawy<text:bookmark-end text:name="__RefHeading___Toc1575_2346373975"/></text:h>
      <text:p text:style-name="Standard"><text:tab/><text:span text:style-name="T11">Mechanik zmieni status naprawy po dokonanych pracach</text:span></text:p>
      <text:h text:style-name="Heading_20_2" text:outline-level="2" text:is-list-header="true"><text:bookmark-start text:name="__RefHeading___Toc1577_2346373975"/><text:span text:style-name="T7">S</text:span>prawdzenie statusu naprawy<text:bookmark-end text:name="__RefHeading___Toc1577_2346373975"/></text:h>
      <text:p text:style-name="Standard"><text:tab/><text:span text:style-name="T11">Kierowca sprawdzi stan naprawy pojazdu</text:span></text:p>
      <text:h text:style-name="Heading_20_2" text:outline-level="2" text:is-list-header="true"><text:bookmark-start text:name="__RefHeading___Toc1579_2346373975"/><text:span text:style-name="T7">S</text:span>prawdzenie rozkładu jazdy<text:bookmark-end text:name="__RefHeading___Toc1579_2346373975"/></text:h>
      <text:p text:style-name="Standard"><text:tab/><text:span text:style-name="T11">Każdy użytkownik systemu może sprawdzić rozkład jazdy</text:span></text:p>
      <text:h text:style-name="Heading_20_2" text:outline-level="2" text:is-list-header="true"><text:bookmark-start text:name="__RefHeading___Toc1581_2346373975"/><text:span text:style-name="T7">D</text:span>odanie pracownika<text:bookmark-end text:name="__RefHeading___Toc1581_2346373975"/></text:h>
      <text:p text:style-name="Standard"><text:tab/><text:span text:style-name="T11">Administrator może dodać nowego pracownika i nadać mu rolę kierowca/mechanik w zależności od potrzeb</text:span></text:p>
      <text:h text:style-name="P9" text:outline-level="2" text:is-list-header="true"><text:bookmark-start text:name="__RefHeading___Toc1700_2346373975"/>Edycja pracownika<text:bookmark-end text:name="__RefHeading___Toc1700_2346373975"/></text:h>
      <text:p text:style-name="Standard"><text:tab/><text:span text:style-name="T11">Administrator może edytować dane oraz rolę pracownika</text:span></text:p>
      <text:h text:style-name="Heading_20_2" text:outline-level="2" text:is-list-header="true"><text:bookmark-start text:name="__RefHeading___Toc1583_2346373975"/><text:span text:style-name="T7">R</text:span>ejestracja użytkownika<text:bookmark-end text:name="__RefHeading___Toc1583_2346373975"/></text:h>
      <text:p text:style-name="Standard"><text:tab/><text:span text:style-name="T11">Klient może zarejestrować się w systemie podając adres email oraz hasło</text:span></text:p>
      <text:h text:style-name="P9" text:outline-level="2" text:is-list-header="true"><text:bookmark-start text:name="__RefHeading___Toc1702_2346373975"/>Zablokowanie użytkownika<text:bookmark-end text:name="__RefHeading___Toc1702_2346373975"/></text:h>
      <text:p text:style-name="Standard"><text:tab/><text:span text:style-name="T11">Administrator ma możliwość zablokowania możliwości korzystania z systemu dowolnemu użytkownikowi</text:span></text:p>
      <text:h text:style-name="Heading_20_2" text:outline-level="2" text:is-list-header="true"><text:bookmark-start text:name="__RefHeading___Toc1585_2346373975"/>Reklamacje<text:bookmark-end text:name="__RefHeading___Toc1585_2346373975"/></text:h>
      <text:p text:style-name="Standard"><text:tab/><text:span text:style-name="T11">Klient może złożyć reklamację</text:span></text:p>
      <text:h text:style-name="Heading_20_2" text:outline-level="2" text:is-list-header="true"><text:bookmark-start text:name="__RefHeading___Toc1587_2346373975"/>Dodanie pojazdu<text:bookmark-end text:name="__RefHeading___Toc1587_2346373975"/></text:h>
      <text:p text:style-name="Standard"><text:tab/><text:span text:style-name="T11">Administrator może dodać nowy pojazd do floty</text:span></text:p>
      <text:h text:style-name="Heading_20_2" text:outline-level="2" text:is-list-header="true"><text:bookmark-start text:name="__RefHeading___Toc1698_2346373975"/>Przypisanie pojazdu do trasy<text:bookmark-end text:name="__RefHeading___Toc1698_2346373975"/></text:h>
      <text:p text:style-name="Standard"><text:tab/><text:span text:style-name="T11">Administrator może przypisać dowolną liczbę pojazdów do trasy</text:span></text:p>
      <text:h text:style-name="P9" text:outline-level="2" text:is-list-header="true"><text:bookmark-start text:name="__RefHeading___Toc1704_2346373975"/>Wysłanie informacji mailowo<text:bookmark-end text:name="__RefHeading___Toc1704_2346373975"/></text:h>
      <text:p text:style-name="P6"><text:tab/>Administrator może wysłać dowolną wiadomość email do wybranych użytkowników</text:p>
      <text:h text:style-name="P9" text:outline-level="2" text:is-list-header="true"><text:bookmark-start text:name="__RefHeading___Toc1706_2346373975"/>Rozpatrzenie reklamacji<text:bookmark-end text:name="__RefHeading___Toc1706_2346373975"/></text:h>
      <text:p text:style-name="P6"><text:tab/>Administrator może rozpatrzeć reklamację, na przykład przyznając rabat na następny przejadz</text:p>
      <text:h text:style-name="Heading_20_2" text:outline-level="2" text:is-list-header="true"/>
      <text:p text:style-name="Standard"/>
      <text:p text:style-name="Standard"/>
      <text:h text:style-name="Heading_20_1" text:outline-level="1"><text:bookmark-start text:name="__RefHeading___Toc191392176"/><text:soft-page-break/>Ograniczenia<text:bookmark-end text:name="__RefHeading___Toc191392176"/></text:h>
      <text:p text:style-name="Standard"><text:bookmark-start text:name="__RefHeading___Toc191392177"/>Termin zakończenia projektu - <text:span text:style-name="T7">30.06.2019</text:span> <text:bookmark-end text:name="__RefHeading___Toc191392177"/></text:p>
      <text:p text:style-name="Standard"><text:bookmark-start text:name="__RefHeading___Toc1443_2346373975"/>Budżet projektu to: 10zł<text:bookmark-end text:name="__RefHeading___Toc1443_2346373975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'Segoe UI', Helvetica, Arial, sans-serif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Wcięcie_20_normalne" style:display-name="Wcięcie normalne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.0835in" fo:margin-bottom="0in" loext:contextual-spacing="false" fo:text-indent="0in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ullet1" style:family="paragraph" style:parent-style-name="Standard">
      <style:paragraph-properties fo:margin-left="0.5in" fo:margin-right="0in" fo:text-indent="-0.3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Bullet2" style:family="paragraph" style:parent-style-name="Standard">
      <style:paragraph-properties fo:margin-left="1in" fo:margin-right="0in" fo:text-indent="-0.25in" style:auto-text-indent="false"/>
      <style:text-properties fo:color="#000080"/>
    </style:style>
    <style:style style:name="Plan_20_dokumentu" style:display-name="Plan dokumentu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style:font-size-complex="12pt"/>
    </style:style>
    <style:style style:name="Tekst_20_podstawowy_20_2" style:display-name="Tekst podstawowy 2" style:family="paragraph" style:parent-style-name="Standard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orphans="2" fo:widows="2" fo:text-indent="0in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lt1" style:family="paragraph" style:parent-style-name="Standard">
      <style:paragraph-properties fo:margin-top="0.1945in" fo:margin-bottom="0.1945in" loext:contextual-spacing="false" fo:line-height="100%" fo:orphans="2" fo:widows="2"/>
      <style:text-properties fo:color="#000000" style:font-size-complex="12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kapit_20_z_20_listą" style:display-name="Akapit z listą" style:family="paragraph" style:parent-style-name="Standard">
      <style:paragraph-properties fo:margin-left="0.5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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2811in" fo:margin-left="0.7811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bottom="0.4693in" style:dynamic-spacing="true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ing"/>
        <text:p text:style-name="Heading"/>
        <text:p text:style-name="Heading"><text:user-defined style:data-style-name="N0" text:name="Firma">Politechnika Warszawska </text:user-defined></text:p>
        <text:p text:style-name="Heading"/>
        <text:p text:style-name="Main_20_Title"/>
      </style:header>
    </style:master-page>
    <style:master-page style:name="Convert_20_1" style:display-name="Convert 1" style:page-layout-name="Mpm1">
      <style:header>
        <text:p text:style-name="Heading"/>
        <text:p text:style-name="Heading"/>
        <text:p text:style-name="Heading"><text:user-defined style:data-style-name="N0" text:name="Faza projektu">Dokument fazy wprowadzenie (ang. Inception)</text:user-defined></text:p>
        <text:p text:style-name="Heading"/>
        <text:p text:style-name="Main_20_Titl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zedstawienie problemu</dc:title>
    <dc:subject>Modelowanie obiektowe w UML</dc:subject>
    <meta:keyword/>
    <meta:initial-creator>Włodzimierz Dąbrowski, Andrzej Stasiak</meta:initial-creator>
    <meta:creation-date>2009-02-15T19:43:00</meta:creation-date>
    <dc:date>2019-03-01T22:41:18.805091866</dc:date>
    <meta:editing-cycles>4</meta:editing-cycles>
    <meta:editing-duration>PT16M27S</meta:editing-duration>
    <meta:generator>LibreOffice/6.1.4.2$MacOSX_X86_64 LibreOffice_project/9d0f32d1f0b509096fd65e0d4bec26ddd1938fd3</meta:generator>
    <meta:document-statistic meta:table-count="1" meta:image-count="0" meta:object-count="0" meta:page-count="7" meta:paragraph-count="90" meta:word-count="419" meta:character-count="3104" meta:non-whitespace-character-count="2751"/>
    <meta:user-defined meta:name="Faza projektu">Dokument fazy wprowadzenie (ang. Inception)</meta:user-defined>
    <meta:user-defined meta:name="Firma">Politechnika Warszawska </meta:user-defined>
    <meta:user-defined meta:name="Firma - skrót">PW</meta:user-defined>
    <meta:user-defined meta:name="Projekt">DYPLOM</meta:user-defined>
    <meta:user-defined meta:name="Termin" meta:value-type="string">30.04.2009</meta:user-defined>
    <meta:user-defined meta:name="Uwaga" meta:value-type="string">Pierwsza wersja dokument</meta:user-defined>
    <meta:user-defined meta:name="Wersja" meta:value-type="string">1.0</meta:user-defined>
  </office:meta>
</office:document-meta>
</file>